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YS Real Property Application 2 (RPA2)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Ray Borriello</text:p>
            <text:p>State University of New York at New Paltz</text:p>
            <text:p>CPS 493 (Projects in CPS)</text:p>
            <text:p>Internship – Cornerstone Services, Inc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Description:<text:line-break/><text:span text:style-name="T1">Business Context &amp; Goal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rnerstone Services, Inc. is a direct mailing company based in New Paltz, NY.</text:p>
              </text:list-item>
              <text:list-item>
                <text:p>Cornerstone Services maintains a database of real property information for various counties in New York.</text:p>
              </text:list-item>
              <text:list-item>
                <text:p>Each county provides multiple text files that must be uploaded to the client's database.</text:p>
                <text:list>
                  <text:list-item>
                    <text:p>Current upload process requires a combination of FileZilla and Putty – not user friendly! </text:p>
                  </text:list-item>
                  <text:list-item>
                    <text:p>Client requests a more user-friendly upload process that allows the user to manually set the database table fields for each county's files (based on the headers of each file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 Description:<text:line-break/><text:span text:style-name="T1">Business Context &amp; Goals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3">
              <text:list-item>
                <text:p>Client requires the ability to query real property database for each county (one at a time). <text:s/></text:p>
                <text:list>
                  <text:list-item>
                    <text:p>Option to filter by any available field for the chosen county</text:p>
                  </text:list-item>
                  <text:list-item>
                    <text:p>Display accurate count of entries within the county that match the user's query</text:p>
                  </text:list-item>
                  <text:list-item>
                    <text:p>Export CSV file with mailing information</text:p>
                  </text:list-item>
                </text:list>
              </text:list-item>
              <text:list-item>
                <text:p>Client currently has an application that performs the above functions inadequately</text:p>
                <text:list>
                  <text:list-item>
                    <text:p>Query counts are not accurate</text:p>
                  </text:list-item>
                  <text:list-item>
                    <text:p>Exported file is in XML format, not CSV</text:p>
                  </text:list-item>
                  <text:list-item>
                    <text:p>Legacy-style query builder display </text:p>
                  </text:list-item>
                </text:list>
              </text:list-item>
              <text:list-item>
                <text:p>Client requires new application to be built on a Windows web server that is more easily accessible for future developers than the current remote LAMP serve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 Description:<text:line-break/><text:span text:style-name="T1">Business Context &amp; Goals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 Description:<text:line-break/><text:span text:style-name="T1">Responsibilitie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Creating a business application used to target direct mail campaigns – Real Property Application 2 (RPA2)</text:p>
                <text:list>
                  <text:list-item>
                    <text:p>Outside client provides Cornerstone with criteria for their desired mail campaign</text:p>
                  </text:list-item>
                  <text:list-item>
                    <text:p>RPA2 used to quickly gauge the potential reach of campaign (number of households)</text:p>
                  </text:list-item>
                  <text:list-item>
                    <text:p>RPA2 CSV export used later for campaign mailing addresses, etc.</text:p>
                  </text:list-item>
                </text:list>
              </text:list-item>
              <text:list-item>
                <text:p>Creating a user-friendly, dynamic upload process</text:p>
                <text:list>
                  <text:list-item>
                    <text:p>User will be allowed to specify database fields for each county, based on the headers in each file</text:p>
                  </text:list-item>
                  <text:list-item>
                    <text:p>Data field lengths may differ year to year</text:p>
                  </text:list-item>
                  <text:list-item>
                    <text:p>File headers sometimes contain ty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chnolo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ated Technologies</text:p>
                <text:list>
                  <text:list-item>
                    <text:p>Server side</text:p>
                    <text:list>
                      <text:list-item>
                        <text:p>PHP</text:p>
                      </text:list-item>
                    </text:list>
                  </text:list-item>
                  <text:list-item>
                    <text:p>Client side</text:p>
                    <text:list>
                      <text:list-item>
                        <text:p>HTML</text:p>
                      </text:list-item>
                      <text:list-item>
                        <text:p>CSS</text:p>
                      </text:list-item>
                      <text:list-item>
                        <text:p>Javascript: jQuery, Sweet Alert, Ajax calls</text:p>
                      </text:list-item>
                    </text:list>
                  </text:list-item>
                </text:list>
              </text:list-item>
              <text:list-item>
                <text:p>Newly learned skills/technologies</text:p>
                <text:list>
                  <text:list-item>
                    <text:p>Javascript, Sweet Alert, Ajax calls</text:p>
                  </text:list-item>
                  <text:list-item>
                    <text:p>Windows web development: .NET Framework, Xampp (local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:<text:line-break/><text:span text:style-name="T1">Ideas for Solution &amp; Programming Component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Ideas for Solution – File Uploader</text:p>
                <text:list>
                  <text:list-item>
                    <text:p>Multiple file select input, dropdown menu to choose county </text:p>
                  </text:list-item>
                  <text:list-item>
                    <text:p>For each file selected, set corresponding table fields (one file at a time)</text:p>
                    <text:list>
                      <text:list-item>
                        <text:p>Read file headers from first line and display </text:p>
                      </text:list-item>
                      <text:list-item>
                        <text:p>Each display allows user to change field names</text:p>
                      </text:list-item>
                      <text:list-item>
                        <text:p>User must also set field type and length</text:p>
                      </text:list-item>
                    </text:list>
                  </text:list-item>
                  <text:list-item>
                    <text:p>User submits</text:p>
                    <text:list>
                      <text:list-item>
                        <text:p>Database table is created using user specifications</text:p>
                      </text:list-item>
                      <text:list-item>
                        <text:p>Corresponding file is uploaded to database</text:p>
                      </text:list-item>
                      <text:list-item>
                        <text:p>If there are more files, then user sees display to set the table fields for the next file</text:p>
                      </text:list-item>
                    </text:list>
                  </text:list-item>
                </text:list>
              </text:list-item>
              <text:list-item>
                <text:p>Programming Components – File Uploader</text:p>
                <text:list>
                  <text:list-item>
                    <text:p>HTML, CSS, PHP, Javascript, jQuery</text:p>
                  </text:list-item>
                  <text:list-item>
                    <text:p>Possibly Ajax, Sweet Al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lan:</text:span><text:line-break/><text:span text:style-name="T1">Ideas for Solution &amp; Programming Components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Ideas for Solution – RP2 Application</text:p>
                <text:list>
                  <text:list-item>
                    <text:p>Accurate counts</text:p>
                    <text:list>
                      <text:list-item>
                        <text:p>Query logic is not accurate, however dynamic query builder appears functional</text:p>
                        <text:list>
                          <text:list-item>
                            <text:p>Query builder filters categories correctly according to user input</text:p>
                          </text:list-item>
                          <text:list-item>
                            <text:p>LEFT JOIN where it should be INNER JOIN</text:p>
                          </text:list-item>
                          <text:list-item>
                            <text:p>Hopefully mostly reusable once the JOIN problem is corrected</text:p>
                          </text:list-item>
                        </text:list>
                      </text:list-item>
                    </text:list>
                  </text:list-item>
                  <text:list-item>
                    <text:p>Query builder display</text:p>
                    <text:list>
                      <text:list-item>
                        <text:p>Some categories are number mapped to text in other tables and currently display the numbers, not the text</text:p>
                        <text:list>
                          <text:list-item>
                            <text:p>Ex: zip code</text:p>
                            <text:list>
                              <text:list-item>
                                <text:p>Zip codes are stored in tables as numbers</text:p>
                              </text:list-item>
                              <text:list-item>
                                <text:p>There is a zip code table for each county (provided in a txt file by the county) that maps each zip code to a text name</text:p>
                              </text:list-item>
                            </text:list>
                          </text:list-item>
                          <text:list-item>
                            <text:p>Can modify the queries that provide information to those sections of the page to show the text names</text:p>
                          </text:list-item>
                        </text:list>
                      </text:list-item>
                      <text:list-item>
                        <text:p>Modernized display using CSS and Java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lan:</text:span><text:line-break/><text:span text:style-name="T1">Ideas for Solution &amp; Programming Component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Ideas for Solution – RP2 Application (continued)</text:p>
                <text:list>
                  <text:list-item>
                    <text:p>Miscellaneous potential options</text:p>
                    <text:list>
                      <text:list-item>
                        <text:p>Bridge between RP2 and BOE2 to allow mixed queries between both databases</text:p>
                      </text:list-item>
                      <text:list-item>
                        <text:p>“Quick Count” option on RP2 home page</text:p>
                        <text:list>
                          <text:list-item>
                            <text:p>Allows user to run query from a pop-up box with limited selection of frequently used criteria and view results in new pop-up box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Components – RP2 Application</text:p>
                <text:list>
                  <text:list-item>
                    <text:p>Accurate counts</text:p>
                    <text:list>
                      <text:list-item>
                        <text:p>PHP, MySQL</text:p>
                      </text:list-item>
                    </text:list>
                  </text:list-item>
                  <text:list-item>
                    <text:p>Query builder display</text:p>
                    <text:list>
                      <text:list-item>
                        <text:p>HTML, CSS, Javascript, jQuery</text:p>
                      </text:list-item>
                    </text:list>
                  </text:list-item>
                  <text:list-item>
                    <text:p>“Quick Count”</text:p>
                    <text:list>
                      <text:list-item>
                        <text:p>PHP, MySQL, Javascript, Sweet Alert, Aja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:<text:line-break/><text:span text:style-name="T1">Schedul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ly: file uploader</text:p>
                <text:list>
                  <text:list-item>
                    <text:p>Expected finish: March 7, 2017 </text:p>
                  </text:list-item>
                </text:list>
              </text:list-item>
              <text:list-item>
                <text:p>Query builder display – client side</text:p>
                <text:list>
                  <text:list-item>
                    <text:p>Expected start: March 8, 2017</text:p>
                  </text:list-item>
                  <text:list-item>
                    <text:p>Expected finish: April 8, 2017</text:p>
                  </text:list-item>
                </text:list>
              </text:list-item>
              <text:list-item>
                <text:p>Query builder logic – server side</text:p>
                <text:list>
                  <text:list-item>
                    <text:p>Expected start: April 9, 2017</text:p>
                  </text:list-item>
                  <text:list-item>
                    <text:p>Expected finish: April 23, 2017</text:p>
                  </text:list-item>
                </text:list>
              </text:list-item>
              <text:list-item>
                <text:p>Miscellaneous potential options </text:p>
                <text:list>
                  <text:list-item>
                    <text:p>Expected start: April 24, 2017</text:p>
                  </text:list-item>
                  <text:list-item>
                    <text:p>Expected finish: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20:53:57.658146506</meta:creation-date>
    <dc:date>2017-02-21T22:59:17.532265053</dc:date>
    <meta:editing-duration>PT1H58M27S</meta:editing-duration>
    <meta:editing-cycles>68</meta:editing-cycles>
    <meta:generator>LibreOffice/4.2.8.2$Linux_X86_64 LibreOffice_project/420m0$Build-2</meta:generator>
    <meta:document-statistic meta:object-count="61"/>
  </office:meta>
</office:document-meta>
</file>